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officeooo:paragraph-rsid="0004a5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a82"/>
    </style:style>
    <style:style style:name="T3" style:family="text">
      <style:text-properties fo:font-weight="bold" officeooo:rsid="0004a54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eflexión</text:span></text:h>
      <text:p text:style-name="P2"><text:span text:style-name="T1">Comisión de sostenibilidad y su composición:</text:span> Una comisión de sostenibilidad es un grupo <text:span text:style-name="T2">que promueve y supervisa </text:span>prácticas sostenibles dentro de una organización o comunidad. Está compuesta por expertos en medio ambiente, representantes de diferentes departamentos y, a veces, miembros de la comunidad. Su objetivo es asegurar que las actividades se realicen de manera responsable con el medio ambiente.</text:p>
      <text:p text:style-name="P2"><text:span text:style-name="T1">Mecanismo para obtener una certificación de sostenibilidad: </text:span>Para obtener una certificación de sostenibilidad, una organización debe cumplir con ciertos estándares y criterios establecidos por entidades certificadoras. Esto generalmente implica una evaluación de las prácticas actuales, la implementación de mejoras y una auditoría para verificar el cumplimiento. Ejemplos de certificaciones incluyen ISO 14001 o LEED.</text:p>
      <text:p text:style-name="P2"><text:span text:style-name="T1">Diferencia entre la regla de las 3 R:</text:span> La regla de las 3 R se centra en Reducir, Reutilizar y Reciclar.</text:p>
      <text:p text:style-name="P2"><text:span text:style-name="T3">La regla de los 5 R: </text:span>La regla de las 5 R añade dos conceptos más: Rechazar (evitar productos no sostenibles) y Reparar (arreglar objetos en lugar de desecharlos). Ambas reglas buscan minimizar el impacto ambiental, pero la de 5 R es más completa.</text:p>
      <text:p text:style-name="P2"><text:span text:style-name="T1">Estrategias para un consumo responsable: </text:span>Algunas estrategias incluyen la planificación de compras para evitar el desperdicio, elegir productos con menor impacto ambiental, apoyar a empresas con prácticas sostenibles y educarse sobre el ciclo de vida de los productos. También es importante promover la economía circular y reducir el consumo de recursos no renovabl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90dd" officeooo:paragraph-rsid="0004a5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OSTENIBILIDAD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4:27:54.408000000</meta:creation-date>
    <dc:date>2025-01-27T14:29:20.684000000</dc:date>
    <meta:editing-duration>PT1M26S</meta:editing-duration>
    <meta:editing-cycles>1</meta:editing-cycles>
    <meta:document-statistic meta:table-count="0" meta:image-count="0" meta:object-count="0" meta:page-count="1" meta:paragraph-count="7" meta:word-count="238" meta:character-count="1588" meta:non-whitespace-character-count="1357"/>
    <meta:generator>LibreOffice/24.8.4.2$Windows_X86_64 LibreOffice_project/bb3cfa12c7b1bf994ecc5649a80400d06cd71002</meta:generator>
  </office:meta>
</office:document-meta>
</file>